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6" style:family="paragraph" style:parent-style-name="Standard" style:master-page-name="First_20_Page">
      <style:paragraph-properties style:page-number="auto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>Control board v2.1</text:p>
      <text:p text:style-name="Standard"><text:a xlink:type="simple" xlink:href="http://microfluidics.utoronto.ca/trac/dropbot/wiki/ControlBoard"><text:span text:style-name="T1">http://microfluidics.utoronto.ca/trac/dropbot/wiki/ControlBoard</text:span></text:a></text:p>
      <text:p text:style-name="P5">Document revision: 1</text:p>
      <text:p text:style-name="P5">Last updated: 2015-02-11</text:p>
      <text:p text:style-name="P4"><draw:frame draw:style-name="fr1" draw:name="graphics1" text:anchor-type="paragraph" svg:x="0.076cm" svg:y="0cm" svg:width="24.59cm" svg:height="18.565cm" draw:z-index="0"><draw:image xlink:href="../png/Control%20board%20schematic%20(p1).png" xlink:type="simple" xlink:show="embed" xlink:actuate="onLoad" draw:filter-name="&lt;All formats&gt;"/></draw:frame></text:p>
      <text:p text:style-name="P4"><draw:frame draw:style-name="fr1" draw:name="graphics3" text:anchor-type="paragraph" svg:x="0cm" svg:y="0.088cm" svg:width="24.343cm" svg:height="18.38cm" draw:z-index="2"><draw:image xlink:href="../png/Control%20board%20schematic%20(p2).png" xlink:type="simple" xlink:show="embed" xlink:actuate="onLoad" draw:filter-name="&lt;All formats&gt;"/></draw:frame></text:p>
      <text:p text:style-name="P4"><draw:frame draw:style-name="fr2" draw:name="graphics2" text:anchor-type="paragraph" svg:width="25.081cm" svg:height="17.972cm" draw:z-index="1"><draw:image xlink:href="../png/Control%20board%20test%20points%20(front).png" xlink:type="simple" xlink:show="embed" xlink:actuate="onLoad" draw:filter-name="&lt;All formats&gt;"/></draw:frame></text:p>
      <text:p text:style-name="P4"><draw:frame draw:style-name="fr1" draw:name="graphics4" text:anchor-type="paragraph" svg:x="-0.016cm" svg:y="-0.644cm" svg:width="25.077cm" svg:height="19.394cm" draw:z-index="3"><draw:image xlink:href="../png/Control%20board%20layout%20(front).png" xlink:type="simple" xlink:show="embed" xlink:actuate="onLoad" draw:filter-name="&lt;All formats&gt;"/></draw:frame></text:p>
      <text:p text:style-name="P4"><draw:frame draw:style-name="fr2" draw:name="graphics5" text:anchor-type="paragraph" svg:width="24.717cm" svg:height="19.117cm" draw:z-index="4"><draw:image xlink:href="../png/Control%20board%20layout%20(back).png" xlink:type="simple" xlink:show="embed" xlink:actuate="onLoad" draw:filter-name="&lt;All formats&gt;"/></draw:frame></text:p>
      <text:p text:style-name="P4"><draw:frame draw:style-name="fr3" draw:name="graphics6" text:anchor-type="paragraph" svg:width="25.4cm" svg:height="17.946cm" draw:z-index="5"><draw:image xlink:href="../png/control-board-BOM.png" xlink:type="simple" xlink:show="embed" xlink:actuate="onLoad" draw:filter-name="&lt;All formats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7.94cm" fo:page-height="21.59cm" style:num-format="1" style:print-orientation="landscape" fo:margin-top="1.27cm" fo:margin-bottom="1.249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49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1.27cm" fo:margin-bottom="0.801cm" fo:margin-left="1.27cm" fo:margin-right="1.27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9cm" fo:margin-left="0cm" fo:margin-right="0cm" fo:margin-top="0.3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6</text:page-number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</meta:initial-creator>
    <meta:editing-cycles>11</meta:editing-cycles>
    <meta:print-date>2015-01-27T14:22:56.47</meta:print-date>
    <meta:creation-date>2015-01-27T17:34:00</meta:creation-date>
    <dc:date>2015-02-11T12:04:53.49</dc:date>
    <meta:editing-duration>PT27M18S</meta:editing-duration>
    <meta:generator>LibreOffice/3.4$Win32 LibreOffice_project/340m1$Build-402</meta:generator>
    <meta:document-statistic meta:table-count="0" meta:image-count="6" meta:object-count="0" meta:page-count="7" meta:paragraph-count="6" meta:word-count="11" meta:character-count="127" meta:non-whitespace-character-count="1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